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2Coding" svg:font-family="D2Codi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Arial Unicode MS" svg:font-family="'Arial Unicode MS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style:font-name="D2Coding"/>
    </style:style>
    <style:style style:name="ce3" style:family="table-cell" style:parent-style-name="Default">
      <style:text-properties style:font-name="D2Coding" style:font-name-asian="D2Coding"/>
    </style:style>
    <style:style style:name="ce4" style:family="table-cell" style:parent-style-name="Default" style:data-style-name="N61">
      <style:text-properties style:font-name="D2Coding" style:font-name-asian="D2Coding"/>
    </style:style>
    <style:style style:name="ce1" style:family="table-cell" style:parent-style-name="Default">
      <style:text-properties style:font-name-asian="D2Coding"/>
    </style:style>
    <style:style style:name="ce6" style:family="table-cell" style:parent-style-name="Default" style:data-style-name="N122">
      <style:text-properties style:font-name="D2Coding" style:font-name-asian="D2Coding"/>
    </style:style>
    <style:style style:name="ce7" style:family="table-cell" style:parent-style-name="Default" style:data-style-name="N122">
      <style:text-properties style:font-name-asian="D2Coding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7"/>
        <table:table-column table:style-name="co2" table:number-columns-repeated="1021" table:default-cell-style-name="ce1"/>
        <table:table-row table:style-name="ro1">
          <table:table-cell table:style-name="ce2" office:value-type="string" calcext:value-type="string">
            <text:p>MODE</text:p>
          </table:table-cell>
          <table:table-cell table:style-name="ce3" office:value-type="string" calcext:value-type="string">
            <text:p>Eigenvalue</text:p>
          </table:table-cell>
          <table:table-cell table:style-name="ce6"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0.000171527712503392" calcext:value-type="float">
            <text:p>1.72E-04</text:p>
          </table:table-cell>
          <table:table-cell table:style-name="ce6" table:formula="of:=SQRT([.B2])/(2*PI())" office:value-type="float" office:value="0.00208442982961207" calcext:value-type="float">
            <text:p>0.00208443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0.000281747480448011" calcext:value-type="float">
            <text:p>2.82E-04</text:p>
          </table:table-cell>
          <table:table-cell table:style-name="ce6" table:formula="of:=SQRT([.B3])/(2*PI())" office:value-type="float" office:value="0.0026714690812004" calcext:value-type="float">
            <text:p>0.00267147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0.000353922755934964" calcext:value-type="float">
            <text:p>3.54E-04</text:p>
          </table:table-cell>
          <table:table-cell table:style-name="ce6" table:formula="of:=SQRT([.B4])/(2*PI())" office:value-type="float" office:value="0.00299415566350886" calcext:value-type="float">
            <text:p>0.00299416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0.000530694006569608" calcext:value-type="float">
            <text:p>5.31E-04</text:p>
          </table:table-cell>
          <table:table-cell table:style-name="ce6" table:formula="of:=SQRT([.B5])/(2*PI())" office:value-type="float" office:value="0.00366642008291219" calcext:value-type="float">
            <text:p>0.00366642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0.000602314866646332" calcext:value-type="float">
            <text:p>6.02E-04</text:p>
          </table:table-cell>
          <table:table-cell table:style-name="ce6" table:formula="of:=SQRT([.B6])/(2*PI())" office:value-type="float" office:value="0.00390599715866458" calcext:value-type="float">
            <text:p>0.0039060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0.000706852259769563" calcext:value-type="float">
            <text:p>7.07E-04</text:p>
          </table:table-cell>
          <table:table-cell table:style-name="ce6" table:formula="of:=SQRT([.B7])/(2*PI())" office:value-type="float" office:value="0.00423140365659297" calcext:value-type="float">
            <text:p>0.0042314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0.000756277874791205" calcext:value-type="float">
            <text:p>7.56E-04</text:p>
          </table:table-cell>
          <table:table-cell table:style-name="ce6" table:formula="of:=SQRT([.B8])/(2*PI())" office:value-type="float" office:value="0.00437684159629854" calcext:value-type="float">
            <text:p>0.00437684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0.00104024786530448" calcext:value-type="float">
            <text:p>1.04E-03</text:p>
          </table:table-cell>
          <table:table-cell table:style-name="ce6" table:formula="of:=SQRT([.B9])/(2*PI())" office:value-type="float" office:value="0.00513320428665335" calcext:value-type="float">
            <text:p>0.0051332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0.00105175645376311" calcext:value-type="float">
            <text:p>1.05E-03</text:p>
          </table:table-cell>
          <table:table-cell table:style-name="ce6" table:formula="of:=SQRT([.B10])/(2*PI())" office:value-type="float" office:value="0.00516152130671631" calcext:value-type="float">
            <text:p>0.00516152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00118128084815062" calcext:value-type="float">
            <text:p>1.18E-03</text:p>
          </table:table-cell>
          <table:table-cell table:style-name="ce6" table:formula="of:=SQRT([.B11])/(2*PI())" office:value-type="float" office:value="0.00547011822881018" calcext:value-type="float">
            <text:p>0.00547012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0.00121141380267598" calcext:value-type="float">
            <text:p>1.21E-03</text:p>
          </table:table-cell>
          <table:table-cell table:style-name="ce6" table:formula="of:=SQRT([.B12])/(2*PI())" office:value-type="float" office:value="0.00553944673157427" calcext:value-type="float">
            <text:p>0.00553945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0.00135458502133625" calcext:value-type="float">
            <text:p>1.35E-03</text:p>
          </table:table-cell>
          <table:table-cell table:style-name="ce6" table:formula="of:=SQRT([.B13])/(2*PI())" office:value-type="float" office:value="0.00585764794320147" calcext:value-type="float">
            <text:p>0.00585765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0.00139420660241493" calcext:value-type="float">
            <text:p>1.39E-03</text:p>
          </table:table-cell>
          <table:table-cell table:style-name="ce6" table:formula="of:=SQRT([.B14])/(2*PI())" office:value-type="float" office:value="0.00594269852841795" calcext:value-type="float">
            <text:p>0.00594270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00164511896984025" calcext:value-type="float">
            <text:p>1.65E-03</text:p>
          </table:table-cell>
          <table:table-cell table:style-name="ce6" table:formula="of:=SQRT([.B15])/(2*PI())" office:value-type="float" office:value="0.00645533502725996" calcext:value-type="float">
            <text:p>0.00645534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00187108653727225" calcext:value-type="float">
            <text:p>1.87E-03</text:p>
          </table:table-cell>
          <table:table-cell table:style-name="ce6" table:formula="of:=SQRT([.B16])/(2*PI())" office:value-type="float" office:value="0.00688441541914903" calcext:value-type="float">
            <text:p>0.00688442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0.00197764964510291" calcext:value-type="float">
            <text:p>1.98E-03</text:p>
          </table:table-cell>
          <table:table-cell table:style-name="ce6" table:formula="of:=SQRT([.B17])/(2*PI())" office:value-type="float" office:value="0.00707774333512589" calcext:value-type="float">
            <text:p>0.00707774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0.00205409891735986" calcext:value-type="float">
            <text:p>2.05E-03</text:p>
          </table:table-cell>
          <table:table-cell table:style-name="ce6" table:formula="of:=SQRT([.B18])/(2*PI())" office:value-type="float" office:value="0.00721324707786559" calcext:value-type="float">
            <text:p>0.00721325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0.00211943060806909" calcext:value-type="float">
            <text:p>2.12E-03</text:p>
          </table:table-cell>
          <table:table-cell table:style-name="ce6" table:formula="of:=SQRT([.B19])/(2*PI())" office:value-type="float" office:value="0.00732705974210256" calcext:value-type="float">
            <text:p>0.00732706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0.00225639694348963" calcext:value-type="float">
            <text:p>2.26E-03</text:p>
          </table:table-cell>
          <table:table-cell table:style-name="ce6" table:formula="of:=SQRT([.B20])/(2*PI())" office:value-type="float" office:value="0.00756010596951726" calcext:value-type="float">
            <text:p>0.00756011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0.00249048841384881" calcext:value-type="float">
            <text:p>2.49E-03</text:p>
          </table:table-cell>
          <table:table-cell table:style-name="ce6" table:formula="of:=SQRT([.B21])/(2*PI())" office:value-type="float" office:value="0.00794259456882148" calcext:value-type="float">
            <text:p>0.00794259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0.00249875175400367" calcext:value-type="float">
            <text:p>2.50E-03</text:p>
          </table:table-cell>
          <table:table-cell table:style-name="ce6" table:formula="of:=SQRT([.B22])/(2*PI())" office:value-type="float" office:value="0.00795576026134554" calcext:value-type="float">
            <text:p>0.00795576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0.00258555529116704" calcext:value-type="float">
            <text:p>2.59E-03</text:p>
          </table:table-cell>
          <table:table-cell table:style-name="ce6" table:formula="of:=SQRT([.B23])/(2*PI())" office:value-type="float" office:value="0.00809276717930514" calcext:value-type="float">
            <text:p>0.00809277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0.00276672492013182" calcext:value-type="float">
            <text:p>2.77E-03</text:p>
          </table:table-cell>
          <table:table-cell table:style-name="ce6" table:formula="of:=SQRT([.B24])/(2*PI())" office:value-type="float" office:value="0.00837149693484547" calcext:value-type="float">
            <text:p>0.00837150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0.00281617967381534" calcext:value-type="float">
            <text:p>2.82E-03</text:p>
          </table:table-cell>
          <table:table-cell table:style-name="ce6" table:formula="of:=SQRT([.B25])/(2*PI())" office:value-type="float" office:value="0.00844598510980902" calcext:value-type="float">
            <text:p>0.00844599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0.00300049264546652" calcext:value-type="float">
            <text:p>3.00E-03</text:p>
          </table:table-cell>
          <table:table-cell table:style-name="ce6" table:formula="of:=SQRT([.B26])/(2*PI())" office:value-type="float" office:value="0.00871799097196134" calcext:value-type="float">
            <text:p>0.00871799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0.00307526520320909" calcext:value-type="float">
            <text:p>3.08E-03</text:p>
          </table:table-cell>
          <table:table-cell table:style-name="ce6" table:formula="of:=SQRT([.B27])/(2*PI())" office:value-type="float" office:value="0.00882594910481643" calcext:value-type="float">
            <text:p>0.00882595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0.00323580065375837" calcext:value-type="float">
            <text:p>3.24E-03</text:p>
          </table:table-cell>
          <table:table-cell table:style-name="ce6" table:formula="of:=SQRT([.B28])/(2*PI())" office:value-type="float" office:value="0.0090533854478511" calcext:value-type="float">
            <text:p>0.00905339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0.00324943756345103" calcext:value-type="float">
            <text:p>3.25E-03</text:p>
          </table:table-cell>
          <table:table-cell table:style-name="ce6" table:formula="of:=SQRT([.B29])/(2*PI())" office:value-type="float" office:value="0.00907244261625187" calcext:value-type="float">
            <text:p>0.00907244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0.00344048955342129" calcext:value-type="float">
            <text:p>3.44E-03</text:p>
          </table:table-cell>
          <table:table-cell table:style-name="ce6" table:formula="of:=SQRT([.B30])/(2*PI())" office:value-type="float" office:value="0.00933534243964493" calcext:value-type="float">
            <text:p>0.00933534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00358998533180705" calcext:value-type="float">
            <text:p>3.59E-03</text:p>
          </table:table-cell>
          <table:table-cell table:style-name="ce6" table:formula="of:=SQRT([.B31])/(2*PI())" office:value-type="float" office:value="0.00953600496902819" calcext:value-type="float">
            <text:p>0.00953600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0.003686301792256" calcext:value-type="float">
            <text:p>3.69E-03</text:p>
          </table:table-cell>
          <table:table-cell table:style-name="ce6" table:formula="of:=SQRT([.B32])/(2*PI())" office:value-type="float" office:value="0.0096630800065798" calcext:value-type="float">
            <text:p>0.00966308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0.00371333696757568" calcext:value-type="float">
            <text:p>3.71E-03</text:p>
          </table:table-cell>
          <table:table-cell table:style-name="ce6" table:formula="of:=SQRT([.B33])/(2*PI())" office:value-type="float" office:value="0.0096984495773502" calcext:value-type="float">
            <text:p>0.00969845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0.00397863576921242" calcext:value-type="float">
            <text:p>3.98E-03</text:p>
          </table:table-cell>
          <table:table-cell table:style-name="ce6" table:formula="of:=SQRT([.B34])/(2*PI())" office:value-type="float" office:value="0.0100389253087463" calcext:value-type="float">
            <text:p>0.01003893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0.00400021157585227" calcext:value-type="float">
            <text:p>4.00E-03</text:p>
          </table:table-cell>
          <table:table-cell table:style-name="ce6" table:formula="of:=SQRT([.B35])/(2*PI())" office:value-type="float" office:value="0.0100661086285259" calcext:value-type="float">
            <text:p>0.01006611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0.00417094015607464" calcext:value-type="float">
            <text:p>4.17E-03</text:p>
          </table:table-cell>
          <table:table-cell table:style-name="ce6" table:formula="of:=SQRT([.B36])/(2*PI())" office:value-type="float" office:value="0.0102786744465768" calcext:value-type="float">
            <text:p>0.01027867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0.00429056006654124" calcext:value-type="float">
            <text:p>4.29E-03</text:p>
          </table:table-cell>
          <table:table-cell table:style-name="ce6" table:formula="of:=SQRT([.B37])/(2*PI())" office:value-type="float" office:value="0.0104250254727567" calcext:value-type="float">
            <text:p>0.01042503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0.0044299015092174" calcext:value-type="float">
            <text:p>4.43E-03</text:p>
          </table:table-cell>
          <table:table-cell table:style-name="ce6" table:formula="of:=SQRT([.B38])/(2*PI())" office:value-type="float" office:value="0.0105929559653206" calcext:value-type="float">
            <text:p>0.01059296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0.00449564047811064" calcext:value-type="float">
            <text:p>4.50E-03</text:p>
          </table:table-cell>
          <table:table-cell table:style-name="ce6" table:formula="of:=SQRT([.B39])/(2*PI())" office:value-type="float" office:value="0.0106712653241377" calcext:value-type="float">
            <text:p>0.01067127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0.00458285705723064" calcext:value-type="float">
            <text:p>4.58E-03</text:p>
          </table:table-cell>
          <table:table-cell table:style-name="ce6" table:formula="of:=SQRT([.B40])/(2*PI())" office:value-type="float" office:value="0.0107742807358803" calcext:value-type="float">
            <text:p>0.01077428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0.00465838824433785" calcext:value-type="float">
            <text:p>4.66E-03</text:p>
          </table:table-cell>
          <table:table-cell table:style-name="ce6" table:formula="of:=SQRT([.B41])/(2*PI())" office:value-type="float" office:value="0.0108627046675985" calcext:value-type="float">
            <text:p>0.01086270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0047515739440509" calcext:value-type="float">
            <text:p>4.75E-03</text:p>
          </table:table-cell>
          <table:table-cell table:style-name="ce6" table:formula="of:=SQRT([.B42])/(2*PI())" office:value-type="float" office:value="0.0109708146481395" calcext:value-type="float">
            <text:p>0.01097081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0.00498642467061061" calcext:value-type="float">
            <text:p>4.99E-03</text:p>
          </table:table-cell>
          <table:table-cell table:style-name="ce6" table:formula="of:=SQRT([.B43])/(2*PI())" office:value-type="float" office:value="0.0112386659547477" calcext:value-type="float">
            <text:p>0.01123867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0.00505942616283079" calcext:value-type="float">
            <text:p>5.06E-03</text:p>
          </table:table-cell>
          <table:table-cell table:style-name="ce6" table:formula="of:=SQRT([.B44])/(2*PI())" office:value-type="float" office:value="0.0113206343392169" calcext:value-type="float">
            <text:p>0.01132063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0.00518165511419804" calcext:value-type="float">
            <text:p>5.18E-03</text:p>
          </table:table-cell>
          <table:table-cell table:style-name="ce6" table:formula="of:=SQRT([.B45])/(2*PI())" office:value-type="float" office:value="0.011456563941655" calcext:value-type="float">
            <text:p>0.01145656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00558431680446083" calcext:value-type="float">
            <text:p>5.58E-03</text:p>
          </table:table-cell>
          <table:table-cell table:style-name="ce6" table:formula="of:=SQRT([.B46])/(2*PI())" office:value-type="float" office:value="0.0118933761865772" calcext:value-type="float">
            <text:p>0.01189338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0.00563224742610832" calcext:value-type="float">
            <text:p>5.63E-03</text:p>
          </table:table-cell>
          <table:table-cell table:style-name="ce6" table:formula="of:=SQRT([.B47])/(2*PI())" office:value-type="float" office:value="0.0119443080144875" calcext:value-type="float">
            <text:p>0.01194431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0.00567608902022177" calcext:value-type="float">
            <text:p>5.68E-03</text:p>
          </table:table-cell>
          <table:table-cell table:style-name="ce6" table:formula="of:=SQRT([.B48])/(2*PI())" office:value-type="float" office:value="0.0119907053377621" calcext:value-type="float">
            <text:p>0.01199071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0.00574313659324404" calcext:value-type="float">
            <text:p>5.74E-03</text:p>
          </table:table-cell>
          <table:table-cell table:style-name="ce6" table:formula="of:=SQRT([.B49])/(2*PI())" office:value-type="float" office:value="0.0120613162367039" calcext:value-type="float">
            <text:p>0.01206132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0.00595575517475244" calcext:value-type="float">
            <text:p>5.96E-03</text:p>
          </table:table-cell>
          <table:table-cell table:style-name="ce6" table:formula="of:=SQRT([.B50])/(2*PI())" office:value-type="float" office:value="0.012282550262363" calcext:value-type="float">
            <text:p>0.01228255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00597929611409016" calcext:value-type="float">
            <text:p>5.98E-03</text:p>
          </table:table-cell>
          <table:table-cell table:style-name="ce6" table:formula="of:=SQRT([.B51])/(2*PI())" office:value-type="float" office:value="0.0123068005552585" calcext:value-type="float">
            <text:p>0.01230680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2Coding" svg:font-family="D2Codi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Arial Unicode MS" svg:font-family="'Arial Unicode MS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백묵 돋움1" style:language-asian="ko" style:country-asian="KR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 number:grouping="true"/>
    </number:number-style>
    <number:number-style style:name="N122">
      <number:number number:decimal-places="8" loext:min-decimal-places="8" number:min-integer-digits="1" number:grouping="true"/>
    </number:number-style>
    <style:style style:name="Default" style:family="table-cell">
      <style:text-properties style:font-name="백묵 돋움" fo:font-family="'백묵 돋움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7:07:46.24502709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7:07:48.946016532</meta:creation-date>
    <dc:title>dhkimCalc</dc:title>
    <meta:editing-duration>PT6M12S</meta:editing-duration>
    <meta:editing-cycles>3</meta:editing-cycles>
    <meta:generator>LibreOffice/6.2.2.2$Linux_X86_64 LibreOffice_project/20$Build-2</meta:generator>
    <dc:date>2019-04-24T17:13:58.708259362</dc:date>
    <meta:document-statistic meta:table-count="1" meta:cell-count="153" meta:object-count="0"/>
    <meta:user-defined meta:name="qrichtext">1</meta:user-defined>
    <meta:template xlink:type="simple" xlink:actuate="onRequest" xlink:title="dhkimCalc" xlink:href="../../../.config/libreoffice/4/user/template/dhkimCalc.ots" meta:date="2019-04-24T17:07:46.696561615"/>
  </office:meta>
</office:document-meta>
</file>